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A8000000F570CEB9D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24cm" svg:height="20.32cm" svg:x="0cm" svg:y="0cm">
          <draw:image xlink:href="Pictures/10000000000000A8000000F570CEB9D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00:05:26.778218406</meta:creation-date>
    <dc:date>2014-10-01T00:07:09.323038597</dc:date>
    <meta:editing-duration>P0D</meta:editing-duration>
    <meta:editing-cycles>1</meta:editing-cycles>
    <meta:document-statistic meta:object-count="24"/>
    <meta:generator>LibreOffice/4.2.6.3$Linux_X86_64 LibreOffice_project/420m0$Build-3</meta:generator>
  </office:meta>
</office:document-meta>
</file>